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519f3"/>
    </style:style>
    <style:style style:name="P2" style:family="paragraph" style:parent-style-name="Standard">
      <style:text-properties fo:font-variant="normal" fo:text-transform="none" fo:color="#000000" style:font-name="arial" fo:font-size="9.75pt" fo:letter-spacing="normal" fo:font-style="normal" fo:font-weight="normal" officeooo:paragraph-rsid="000519f3" style:font-weight-asian="normal" style:font-weight-complex="normal"/>
    </style:style>
    <style:style style:name="T1" style:family="text">
      <style:text-properties officeooo:rsid="000519f3"/>
    </style:style>
    <style:style style:name="T2" style:family="text">
      <style:text-properties fo:font-variant="normal" fo:text-transform="none" fo:color="#000000" style:font-name="arial" fo:letter-spacing="normal" fo:font-style="normal" fo:font-weight="bold"/>
    </style:style>
    <style:style style:name="T3" style:family="text">
      <style:text-properties fo:font-variant="normal" fo:text-transform="none" fo:color="#000000" style:font-name="arial" fo:letter-spacing="normal" fo:font-style="normal" fo:font-weight="bold" officeooo:rsid="000519f3"/>
    </style:style>
    <style:style style:name="T4" style:family="text">
      <style:text-properties fo:font-variant="normal" fo:text-transform="none" fo:color="#000000" style:font-name="arial" fo:letter-spacing="normal" fo:font-style="normal" officeooo:rsid="000519f3"/>
    </style:style>
    <style:style style:name="T5" style:family="text">
      <style:text-properties fo:font-weight="bold" officeooo:rsid="000519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ticle : </text:span><text:span text:style-name="T2">Caractérisation moléculaire du virus X de l’igname X, un nouveau potexvirus infectant les ignames (Dioscorea spp) et preuves de l’existence d’au moins trois potexvirus distincts infectant les ignames.</text:span><text:span text:style-name="T3">2014</text:span></text:p>
      <text:p text:style-name="P2"><text:span text:style-name="T1">Le génome du virus de l'igname X (YVX), un nouveau membre du genre Potexvirus issu de l'igname (Dioscorea trifida), a été complètement séquencé,</text:span></text:p>
      <text:p text:style-name="P2">Une étude de prévalence a révélé que YVX ne se trouvait que dans des plantes maintenues en Guadeloupe et qu'il infectait également les membres du complexe D. cayenensis rotundata. Cette étude fournit des preuves de l’existence de deux autres potexvirus, l’un infectant D. nummularia au Vanuatu, l’autre, D. bulbifera et D. rotundata en Haïti et D. trifida et D. rotundata en Guadeloupe. Ce travail montre également que les amorces dégénérées spécifiques du potexvirus existantes ciblant le domaine de la polymérase codé par ORF1 conviennent bien à l'identification des trois potexvirus décrits 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4:59:46.681785611</meta:creation-date>
    <dc:date>2019-02-01T15:08:12.079938549</dc:date>
    <meta:editing-duration>PT8M25S</meta:editing-duration>
    <meta:editing-cycles>1</meta:editing-cycles>
    <meta:document-statistic meta:table-count="0" meta:image-count="0" meta:object-count="0" meta:page-count="1" meta:paragraph-count="3" meta:word-count="145" meta:character-count="956" meta:non-whitespace-character-count="814"/>
    <meta:generator>LibreOffice/6.1.4.2$Linux_X86_64 LibreOffice_project/10$Build-2</meta:generator>
  </office:meta>
</office:document-meta>
</file>